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20pt" fo:font-weight="bold" officeooo:rsid="00087bbc" officeooo:paragraph-rsid="00087bb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20pt" fo:font-weight="bold" officeooo:rsid="000ab0d6" officeooo:paragraph-rsid="000ab0d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0000" loext:opacity="100%" style:font-name="DejaVu Sans Mono" fo:font-size="20pt" fo:font-weight="bold" officeooo:rsid="000ab0d6" officeooo:paragraph-rsid="000ab0d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0000" loext:opacity="100%" style:font-name="DejaVu Sans Mono" fo:font-size="20pt" fo:font-weight="bold" officeooo:rsid="000c752f" officeooo:paragraph-rsid="000c752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0000" loext:opacity="100%" style:font-name="DejaVu Sans Mono" fo:font-size="20pt" fo:font-weight="bold" officeooo:rsid="000c87b4" officeooo:paragraph-rsid="000c87b4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0000" loext:opacity="100%" style:font-name="DejaVu Sans Mono" fo:font-size="14pt" fo:font-weight="bold" officeooo:rsid="000ab0d6" officeooo:paragraph-rsid="000ab0d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0000" loext:opacity="100%" style:font-name="DejaVu Sans Mono" fo:font-size="14pt" fo:font-weight="bold" officeooo:rsid="000c87b4" officeooo:paragraph-rsid="000c87b4" style:font-size-asian="14pt" style:font-weight-asian="bold" style:font-size-complex="14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0c752f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INFORMÁTICOS</text:p>
      <text:p text:style-name="P1"/>
      <text:p text:style-name="P2">Aprendiendo binario:</text:p>
      <text:p text:style-name="P1"/>
      <text:p text:style-name="P3">128 <text:s/>64 <text:s/>32 <text:s/>16 <text:s/>8 <text:s/>4 <text:s/>2 <text:s/>1 , <text:span text:style-name="T3">0.5 <text:s/>0,25</text:span></text:p>
      <text:p text:style-name="P3"/>
      <text:p text:style-name="P6">Buscas el numero con el que te pasas, se resta y <text:span text:style-name="T3">cuenta “1”,</text:span> con el resto haces lo mismo, <text:span text:style-name="T3">los pares que quedan entre ellos son “0”.</text:span></text:p>
      <text:p text:style-name="P3"/>
      <text:p text:style-name="P3"/>
      <text:p text:style-name="P3">5<text:span text:style-name="T1">10) </text:span><text:span text:style-name="T2">= 101</text:span><text:span text:style-name="T1">2)</text:span></text:p>
      <text:p text:style-name="P3"/>
      <text:p text:style-name="P3">10<text:span text:style-name="T1">2)</text:span><text:span text:style-name="T2"> = 2</text:span><text:span text:style-name="T1">10)</text:span></text:p>
      <text:p text:style-name="P3"/>
      <text:p text:style-name="P4">192<text:span text:style-name="T1">10)</text:span><text:span text:style-name="T2"> = 11000000</text:span><text:span text:style-name="T1">2)</text:span></text:p>
      <text:p text:style-name="P4"/>
      <text:p text:style-name="P7">Para pasar a decimal un binario, según la posición desde la izquierda se cogen los “1” presentes y se suman los binarios.</text:p>
      <text:p text:style-name="P4"/>
      <text:p text:style-name="P4">5,5<text:span text:style-name="T1">10) </text:span><text:span text:style-name="T2">= 101,1</text:span><text:span text:style-name="T1">2)</text:span></text:p>
      <text:p text:style-name="P4"/>
      <text:p text:style-name="P4">0,75<text:span text:style-name="T1">10)</text:span><text:span text:style-name="T2"> = 0,11</text:span><text:span text:style-name="T1">2)</text:span></text:p>
      <text:p text:style-name="P4"/>
      <text:p text:style-name="P5"><text:s text:c="3"/>1 <text:s/>0 <text:s/>1</text:p>
      <text:p text:style-name="P5">+<text:span text:style-name="T4"> 1 <text:s/>1 <text:s/>1</text:span>1 <text:s/>1</text:p>
      <text:p text:style-name="P5">___________</text:p>
      <text:p text:style-name="P5">1 <text:s/>0 <text:s/>0 <text:s/>0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9:46:12.435402665</meta:creation-date>
    <dc:date>2025-09-17T21:25:58.133317597</dc:date>
    <meta:editing-duration>PT1M3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14" meta:word-count="92" meta:character-count="450" meta:non-whitespace-character-count="353"/>
  </office:meta>
</office:document-meta>
</file>